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ae888" officeooo:paragraph-rsid="003ae888" style:font-size-asian="12.25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3b915e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b915e" officeooo:paragraph-rsid="007b0713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3c4bed" officeooo:paragraph-rsid="003c4bed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04e6cd" officeooo:paragraph-rsid="0004e6cd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1">
      <style:paragraph-properties fo:margin-top="0cm" fo:margin-bottom="0.21cm" style:contextual-spacing="false" fo:text-align="start" style:justify-single-word="false"/>
      <style:text-properties fo:font-size="14pt" fo:font-style="normal" fo:font-weight="normal" officeooo:rsid="00050796" officeooo:paragraph-rsid="0004e6cd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fo:font-size="14pt" fo:font-style="normal" fo:font-weight="normal" officeooo:rsid="00050796" officeooo:paragraph-rsid="00050796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fo:font-size="14pt" fo:font-style="normal" fo:font-weight="normal" officeooo:rsid="00050796" officeooo:paragraph-rsid="0005f067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top="0cm" fo:margin-bottom="0.21cm" style:contextual-spacing="false" fo:text-align="start" style:justify-single-word="false">
        <style:tab-stops>
          <style:tab-stop style:position="8.123cm"/>
        </style:tab-stops>
      </style:paragraph-properties>
      <style:text-properties fo:font-size="14pt" fo:font-style="normal" fo:font-weight="normal" officeooo:rsid="00050796" officeooo:paragraph-rsid="0005f06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1792c"/>
    </style:style>
    <style:style style:name="T2" style:family="text">
      <style:text-properties officeooo:rsid="0004e6cd"/>
    </style:style>
    <style:style style:name="T3" style:family="text">
      <style:text-properties officeooo:rsid="00050796"/>
    </style:style>
    <style:style style:name="T4" style:family="text">
      <style:text-properties officeooo:rsid="0005f067"/>
    </style:style>
    <style:style style:name="T5" style:family="text">
      <style:text-properties officeooo:rsid="00074496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1882035271442281" text:style-name="L1">
        <text:list-item>
          <text:p text:style-name="P1">Bảng đen (trang 11, hình 20)</text:p>
        </text:list-item>
        <text:list-item>
          <text:p text:style-name="P1">Búa (trang 19, hình 53)</text:p>
        </text:list-item>
        <text:list-item>
          <text:p text:style-name="P2">Cây (trang 35, hình 105)</text:p>
        </text:list-item>
        <text:list-item>
          <text:p text:style-name="P2">Chữ thập (trang ??, hình ??)</text:p>
        </text:list-item>
        <text:list-item>
          <text:p text:style-name="P2">Chuông chùa (trang 31, hình 91)</text:p>
        </text:list-item>
        <text:list-item>
          <text:p text:style-name="P2">Chim trời (trang 16, hình 41)</text:p>
        </text:list-item>
        <text:list-item>
          <text:p text:style-name="P2">Con <text:span text:style-name="T1">ốc sên</text:span> (trang ??, hình ??)</text:p>
        </text:list-item>
        <text:list-item>
          <text:p text:style-name="P4">Số một (trang 27, hình 79)</text:p>
        </text:list-item>
        <text:list-item>
          <text:p text:style-name="P2">Hạt kim cương (trang 31, hình 93)</text:p>
        </text:list-item>
        <text:list-item>
          <text:p text:style-name="P3">Trái tim (trang 36, hình 11)</text:p>
        </text:list-item>
        <text:list-item>
          <text:p text:style-name="P3"><text:s/><text:span text:style-name="T2">Ve sầu (trang 15, hình 37)</text:span></text:p>
        </text:list-item>
        <text:list-item>
          <text:p text:style-name="P5"><text:s/>Cá voi (trang ??, hình ??)</text:p>
        </text:list-item>
        <text:list-item>
          <text:p text:style-name="P5"><text:s/>Chữ cái K (trang ??, hình ??)</text:p>
        </text:list-item>
        <text:list-item>
          <text:p text:style-name="P5"><text:s/>Cây nấm (trang ??, hình ??)</text:p>
        </text:list-item>
        <text:list-item>
          <text:p text:style-name="P5"><text:s/>Người đang chạy (trang ??, hình ??)</text:p>
        </text:list-item>
        <text:list-item>
          <text:p text:style-name="P5"><text:s/>Ông lão còng lưng (trang ??, hình ??)</text:p>
        </text:list-item>
        <text:list-item>
          <text:p text:style-name="P5"><text:s/>Lọ hoa (trang ??, hình ??)</text:p>
        </text:list-item>
        <text:list-item>
          <text:p text:style-name="P5"><text:s/>Dãy Trường Sơn (trang 24, hình 70)</text:p>
        </text:list-item>
        <text:list-item>
          <text:p text:style-name="P5"><text:s/><text:span text:style-name="T3">Cây nấm v2 (trang ??, hình ??)</text:span></text:p>
        </text:list-item>
        <text:list-item>
          <text:p text:style-name="P6"><text:s/>Chữ cái E (trang ??, hình ??)</text:p>
        </text:list-item>
        <text:list-item>
          <text:p text:style-name="P7"><text:s/><text:span text:style-name="T4">Chữ cái F (trang ??, hình ??)</text:span></text:p>
        </text:list-item>
        <text:list-item>
          <text:p text:style-name="P8"><text:span text:style-name="T4"><text:s/>Hoa bưởi (trang ??, hình ??)</text:span></text:p>
        </text:list-item>
        <text:list-item>
          <text:p text:style-name="P8"><text:span text:style-name="T4"><text:s/>Ống khói </text:span><text:span text:style-name="T5">(trang ??, hình ??)</text:span></text:p>
        </text:list-item>
      </text:list>
      <text:p text:style-name="P9"><text:span text:style-name="T5"/></text:p>
      <text:p text:style-name="P9"><text:span text:style-name="T5">******** Các hình không có trang được lấy từ </text:span><text:a xlink:type="simple" xlink:href="http://trochoitritue.com/"><text:span text:style-name="T5">http://trochoitritue.com</text:span></text:a><text:span text:style-name="T5"> ******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vi" fo:country="V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2cm" style:type="center"/>
          <style:tab-stop style:position="18.56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82cm" style:type="center"/>
          <style:tab-stop style:position="18.565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5S</meta:editing-duration>
    <meta:editing-cycles>6</meta:editing-cycles>
    <meta:generator>LibreOffice/4.0.2.2$Windows_x86 LibreOffice_project/4c82dcdd6efcd48b1d8bba66bfe1989deee49c3</meta:generator>
    <dc:date>2014-07-28T21:09:58.26</dc:date>
    <meta:document-statistic meta:table-count="0" meta:image-count="0" meta:object-count="0" meta:page-count="1" meta:paragraph-count="24" meta:word-count="180" meta:character-count="814" meta:non-whitespace-character-count="668"/>
    <meta:user-defined meta:name="Info 1"/>
    <meta:user-defined meta:name="Info 2"/>
    <meta:user-defined meta:name="Info 3"/>
    <meta:user-defined meta:name="Info 4"/>
  </office:meta>
</office:document-meta>
</file>